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dugi" svg:font-family="Gadugi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color="#000000" style:font-name="Gadugi" fo:font-size="12pt" fo:font-weight="bold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color="#000000" style:font-name="Gadugi" fo:font-size="12pt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7" style:family="paragraph" style:parent-style-name="Text_20_body" style:list-style-name="L5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8" style:family="paragraph" style:parent-style-name="Text_20_body" style:list-style-name="L6">
      <loext:graphic-properties draw:fill="none" draw:fill-color="#ffffff"/>
      <style:paragraph-properties fo:margin-left="0.298cm" fo:margin-right="0cm" fo:margin-top="0cm" fo:margin-bottom="0cm" loext:contextual-spacing="false" fo:line-height="120%" fo:text-align="justify" style:justify-single-word="false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9" style:family="paragraph" style:parent-style-name="Text_20_body" style:list-style-name="L7">
      <loext:graphic-properties draw:fill="none" draw:fill-color="#ffffff"/>
      <style:paragraph-properties fo:margin-left="0.298cm" fo:margin-right="0cm" fo:margin-top="0cm" fo:margin-bottom="0cm" loext:contextual-spacing="false" fo:line-height="120%" fo:text-align="justify" style:justify-single-word="false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0" style:family="paragraph" style:parent-style-name="Text_20_body" style:list-style-name="L8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1" style:family="paragraph" style:parent-style-name="Text_20_body" style:list-style-name="L9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2" style:family="paragraph" style:parent-style-name="Text_20_body" style:list-style-name="L10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3" style:family="paragraph" style:parent-style-name="Text_20_body" style:list-style-name="L11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4" style:family="paragraph" style:parent-style-name="Text_20_body" style:list-style-name="L12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5" style:family="paragraph" style:parent-style-name="Text_20_body" style:list-style-name="L13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6" style:family="paragraph" style:parent-style-name="Text_20_body" style:list-style-name="L14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7" style:family="paragraph" style:parent-style-name="Text_20_body" style:list-style-name="L16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8" style:family="paragraph" style:parent-style-name="Text_20_body" style:list-style-name="L17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19" style:family="paragraph" style:parent-style-name="Text_20_body" style:list-style-name="L18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20" style:family="paragraph" style:parent-style-name="Text_20_body" style:list-style-name="L19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21" style:family="paragraph" style:parent-style-name="Text_20_body" style:list-style-name="L20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22" style:family="paragraph" style:parent-style-name="Text_20_body" style:list-style-name="L25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23" style:family="paragraph" style:parent-style-name="Text_20_body" style:list-style-name="L26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24" style:family="paragraph" style:parent-style-name="Text_20_body" style:list-style-name="L27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25" style:family="paragraph" style:parent-style-name="Text_20_body" style:list-style-name="L28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 fo:background-color="transparent"/>
    </style:style>
    <style:style style:name="P26" style:family="paragraph" style:parent-style-name="Text_20_body" style:list-style-name="L21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/>
    </style:style>
    <style:style style:name="P27" style:family="paragraph" style:parent-style-name="Text_20_body" style:list-style-name="L22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/>
    </style:style>
    <style:style style:name="P28" style:family="paragraph" style:parent-style-name="Text_20_body" style:list-style-name="L23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/>
    </style:style>
    <style:style style:name="P29" style:family="paragraph" style:parent-style-name="Text_20_body" style:list-style-name="L24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style:font-name="Gadugi" fo:font-size="12pt"/>
    </style:style>
    <style:style style:name="P30" style:family="paragraph" style:parent-style-name="Text_20_body" style:list-style-name="L15">
      <loext:graphic-properties draw:fill="none" draw:fill-color="#ffffff"/>
      <style:paragraph-properties fo:margin-left="0.298cm" fo:margin-right="0cm" fo:margin-top="0cm" fo:margin-bottom="0cm" loext:contextual-spacing="false" fo:line-height="120%" fo:text-indent="0cm" style:auto-text-indent="false" fo:background-color="transparent" style:writing-mode="lr-tb"/>
      <style:text-properties fo:color="#000000" fo:background-color="transparent"/>
    </style:style>
    <style:style style:name="P31" style:family="paragraph" style:parent-style-name="Text_20_body">
      <style:paragraph-properties fo:margin-left="0.298cm" fo:margin-right="0cm" fo:margin-top="0cm" fo:margin-bottom="0cm" loext:contextual-spacing="false" fo:text-indent="0cm" style:auto-text-indent="false"/>
    </style:style>
    <style:style style:name="P32" style:family="paragraph" style:parent-style-name="Text_20_body">
      <style:paragraph-properties fo:margin-left="0.298cm" fo:margin-right="0cm" fo:text-indent="0cm" style:auto-text-indent="false"/>
    </style:style>
    <style:style style:name="P33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color="#000000" style:font-name="Gadugi" fo:font-size="12pt" fo:background-color="transparent"/>
    </style:style>
    <style:style style:name="P34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style:font-name="Gadugi" fo:font-size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 voici le voilà!</text:p>
      <text:p text:style-name="P34"/>
      <text:p text:style-name="P1"><text:bookmark text:name="m_7769145181169989842gmail-docs-internal-guid-d391d12b-7fff-892f-a5b8-423b62a1de7d"/>Bone d’entrée </text:p>
      <text:p text:style-name="Text_20_body"/>
      <text:list xml:id="list941164412" text:style-name="L1">
        <text:list-item>
          <text:p text:style-name="P3">Quel âge avez vous? :</text:p>
        </text:list-item>
        <text:list-item>
          <text:p text:style-name="P3">Quel est votre sexe?</text:p>
          <text:list>
            <text:list-item>
              <text:p text:style-name="P3">Femme</text:p>
            </text:list-item>
            <text:list-item>
              <text:p text:style-name="P3">Homme</text:p>
            </text:list-item>
            <text:list-item>
              <text:p text:style-name="P3">Autre</text:p>
            </text:list-item>
          </text:list>
        </text:list-item>
        <text:list-item>
          <text:p text:style-name="P3">Quel est votre appartenance culturelle?</text:p>
        </text:list-item>
      </text:list>
      <text:list xml:id="list711797247" text:style-name="L2">
        <text:list-item>
          <text:p text:style-name="P4">Québécoise</text:p>
        </text:list-item>
      </text:list>
      <text:list xml:id="list3114513185" text:style-name="L3">
        <text:list-item>
          <text:p text:style-name="P5">Autochtone</text:p>
        </text:list-item>
      </text:list>
      <text:list xml:id="list442178876" text:style-name="L4">
        <text:list-item>
          <text:p text:style-name="P6">Autre</text:p>
        </text:list-item>
      </text:list>
      <text:p text:style-name="P32"/>
      <text:p text:style-name="P1">Zone 01 – Qu’est-ce qui mène à la prison?</text:p>
      <text:p text:style-name="Text_20_body"/>
      <text:p text:style-name="P2">1.1 L’infraction</text:p>
      <text:p text:style-name="Text_20_body"/>
      <text:list xml:id="list1329743802" text:style-name="L5">
        <text:list-item>
          <text:p text:style-name="P7">D’après vous, quelle est l’incidence du marché de la drogue sur les infractions criminelles?</text:p>
        </text:list-item>
      </text:list>
      <text:p text:style-name="P32"/>
      <text:list xml:id="list2725710904" text:style-name="L6">
        <text:list-item>
          <text:p text:style-name="P8">Êtes-vous favorable à une plus grande décriminalisation de certains méfaits comme les crimes non violents, la consommation de drogues et les infractions liées à la prostitution afin de diminuer la population carcérale?</text:p>
        </text:list-item>
      </text:list>
      <text:p text:style-name="P33">1.2 Le système judiciaire</text:p>
      <text:p text:style-name="Text_20_body"/>
      <text:list xml:id="list654094163" text:style-name="L7">
        <text:list-item>
          <text:p text:style-name="P9">Croyez-vous que le système judiciaire est engorgé par la bureaucratie?</text:p>
        </text:list-item>
      </text:list>
      <text:p text:style-name="P32"/>
      <text:list xml:id="list67015597" text:style-name="L8">
        <text:list-item>
          <text:p text:style-name="P10">Trouvez-vous que le système judiciaire et carcéral sont équitables envers...?</text:p>
          <text:list>
            <text:list-item>
              <text:p text:style-name="P10">les victimes</text:p>
            </text:list-item>
            <text:list-item>
              <text:p text:style-name="P10">les personnes vulnérables ou marginalisées</text:p>
            </text:list-item>
            <text:list-item>
              <text:p text:style-name="P10">les jeunes contrevenants</text:p>
            </text:list-item>
            <text:list-item>
              <text:p text:style-name="P10">les gens fortunés</text:p>
            </text:list-item>
            <text:list-item>
              <text:p text:style-name="P10"><text:soft-page-break/>les minorités culturelles</text:p>
            </text:list-item>
          </text:list>
        </text:list-item>
      </text:list>
      <text:p text:style-name="P32"/>
      <text:p text:style-name="P2">1.3 – Échapper à la prison</text:p>
      <text:p text:style-name="Text_20_body"/>
      <text:list xml:id="list1520156483" text:style-name="L9">
        <text:list-item>
          <text:p text:style-name="P11">Avez-vous confiance dans le système judiciaire?</text:p>
        </text:list-item>
      </text:list>
      <text:p text:style-name="P32"/>
      <text:list xml:id="list4230915032" text:style-name="L10">
        <text:list-item>
          <text:p text:style-name="P12">Croyez-vous qu’il est juste d’interner plutôt que d’emprisonner des individus déclarés non criminellement responsables pour cause de troubles mentaux?</text:p>
        </text:list-item>
      </text:list>
      <text:p text:style-name="P32"/>
      <text:p text:style-name="P1">Zone 02 – La peine carcérale</text:p>
      <text:p text:style-name="Text_20_body"/>
      <text:p text:style-name="P2">2.1 – La prison protège</text:p>
      <text:p text:style-name="Text_20_body"/>
      <text:list xml:id="list2858409193" text:style-name="L11">
        <text:list-item>
          <text:p text:style-name="P13">Croyez-vous que des peines plus sévères réduiraient le taux de criminalité?</text:p>
        </text:list-item>
      </text:list>
      <text:p text:style-name="P32"/>
      <text:list xml:id="list1054327145" text:style-name="L12">
        <text:list-item>
          <text:p text:style-name="P14">Croyez-vous que le taux de récidive est élevé?</text:p>
        </text:list-item>
      </text:list>
      <text:p text:style-name="P32"/>
      <text:p text:style-name="P2">2.2 – La prison punit</text:p>
      <text:p text:style-name="Text_20_body"/>
      <text:list xml:id="list3772233646" text:style-name="L13">
        <text:list-item>
          <text:p text:style-name="P15">Estimez-vous qu’aujourd’hui les détenus sont trop pas assez bien traités traités comme il faut ou bien traités ?</text:p>
        </text:list-item>
      </text:list>
      <text:p text:style-name="P32"/>
      <text:list xml:id="list1039328502" text:style-name="L14">
        <text:list-item>
          <text:p text:style-name="P16">Pensez-vous que le confinement solitaire à sa place dans les prisons québécoises?</text:p>
        </text:list-item>
      </text:list>
      <text:p text:style-name="P32"/>
      <text:p text:style-name="P2">2.3 – La prison réhabilite</text:p>
      <text:p text:style-name="Text_20_body"/>
      <text:list xml:id="list3456529771" text:style-name="L15">
        <text:list-item>
          <text:p text:style-name="P30"> <text:span text:style-name="T1">Croyez-vous que les soins médicaux sont adéquats en prison?</text:span></text:p>
        </text:list-item>
      </text:list>
      <text:list xml:id="list2451485387" text:style-name="L16">
        <text:list-item>
          <text:p text:style-name="P17">Santé physique</text:p>
        </text:list-item>
      </text:list>
      <text:list xml:id="list3686765631" text:style-name="L17">
        <text:list-item>
          <text:p text:style-name="P18">Santé mentale</text:p>
        </text:list-item>
      </text:list>
      <text:p text:style-name="P32"/>
      <text:list xml:id="list1268096632" text:style-name="L18">
        <text:list-item>
          <text:p text:style-name="P19">Croyez-vous que les détenus ont les ressources adéquates pour entamer leur réinsertion sociale?</text:p>
        </text:list-item>
      </text:list>
      <text:p text:style-name="P32"/>
      <text:p text:style-name="P1"><text:soft-page-break/>Zone 03 – Au delà de la prison</text:p>
      <text:p text:style-name="Text_20_body"/>
      <text:list xml:id="list1934106759" text:style-name="L19">
        <text:list-item>
          <text:p text:style-name="P20">Quel est le principal bénéfice de la justice réparatrice ?</text:p>
        </text:list-item>
      </text:list>
      <text:list xml:id="list908636521" text:style-name="L20">
        <text:list-item>
          <text:p text:style-name="P21">la réhabilitation des criminels ou la guérison des victimes?</text:p>
        </text:list-item>
      </text:list>
      <text:p text:style-name="P32"/>
      <text:list xml:id="list2313313785" text:style-name="L21">
        <text:list-item>
          <text:p text:style-name="P26">Trouvez-vous que la société gagnerait à développer plus d’alternatives à la prison?</text:p>
        </text:list-item>
      </text:list>
      <text:p text:style-name="P32"/>
      <text:list xml:id="list1230821900" text:style-name="L22">
        <text:list-item>
          <text:p text:style-name="P27">Croyez-vous que de meilleurs investissements dans les institutions suivantes sont importantes dans la réduction du taux de criminalité?</text:p>
        </text:list-item>
      </text:list>
      <text:list xml:id="list2845066011" text:style-name="L23">
        <text:list-item>
          <text:p text:style-name="P28">L’éducation;</text:p>
        </text:list-item>
        <text:list-item>
          <text:p text:style-name="P28">La santé et de services sociaux;</text:p>
        </text:list-item>
      </text:list>
      <text:list xml:id="list3889733558" text:style-name="L24">
        <text:list-item>
          <text:p text:style-name="P29">Différents programmes liés à l’emploi</text:p>
        </text:list-item>
      </text:list>
      <text:p text:style-name="P32"/>
      <text:p text:style-name="P1">Borne de sortie</text:p>
      <text:p text:style-name="Text_20_body"/>
      <text:list xml:id="list820053981" text:style-name="L25">
        <text:list-item>
          <text:p text:style-name="P22">Selon vous, quelle est l’importance des objectifs suivants du système carcéral :</text:p>
        </text:list-item>
      </text:list>
      <text:list xml:id="list4043239598" text:style-name="L26">
        <text:list-item>
          <text:p text:style-name="P23">Assurer la sécurité et la protection de la population</text:p>
        </text:list-item>
      </text:list>
      <text:list xml:id="list2116695211" text:style-name="L27">
        <text:list-item>
          <text:p text:style-name="P24">Veiller à ce que les délinquants répondent de leurs actes</text:p>
        </text:list-item>
      </text:list>
      <text:list xml:id="list2116183240" text:style-name="L28">
        <text:list-item>
          <text:p text:style-name="P25">Offrir le soutien nécessaire pour assurer la réhabilitation réussie des délinquants</text:p>
        </text:list-item>
      </text:list>
      <text:p text:style-name="P3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dugi" svg:font-family="Gadugi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0:04:35.195387633</meta:creation-date>
    <dc:date>2020-01-23T14:03:53.798947461</dc:date>
    <meta:editing-duration>PT3H48M58S</meta:editing-duration>
    <meta:editing-cycles>1</meta:editing-cycles>
    <meta:document-statistic meta:table-count="0" meta:image-count="0" meta:object-count="0" meta:page-count="3" meta:paragraph-count="51" meta:word-count="396" meta:character-count="2431" meta:non-whitespace-character-count="2116"/>
    <meta:generator>LibreOffice/6.0.2.1$MacOSX_X86_64 LibreOffice_project/f7f06a8f319e4b62f9bc5095aa112a65d2f3ac89</meta:generator>
  </office:meta>
</office:document-meta>
</file>